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ansport Security Basics</text:p>
          </draw:text-box>
        </draw:frame>
        <draw:frame presentation:style-name="pr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1">Http: – Insecure</text:p>
              </text:list-item>
              <text:list-item>
                <text:p text:style-name="P1">SSL/TLS(SSL3.1) – Encryption Transport</text:p>
              </text:list-item>
              <text:list-item>
                <text:p text:style-name="P1">Telnet – Default Insecure, can initiate TLS to become secure</text:p>
              </text:list-item>
              <text:list-item>
                <text:p text:style-name="P1">FTP – Insecure</text:p>
              </text:list-item>
              <text:list-item>
                <text:p text:style-name="P1">IMAP/SMTP/POP3 – Default Insecure, can initiate TLS to become secure</text:p>
              </text:list-item>
              <text:list-item>
                <text:p text:style-name="P1">SSH – Secure telnet like using SSL/TLS to secure</text:p>
              </text:list-item>
              <text:list-item>
                <text:p text:style-name="P1">Https: – Http secured using SSL/TL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SL/TLS</text:p>
          </draw:text-box>
        </draw:frame>
        <draw:frame presentation:style-name="pr4" draw:layer="layout" svg:width="25.199cm" svg:height="12.179cm" svg:x="1.524cm" svg:y="4.826cm" presentation:class="outline" presentation:user-transformed="true">
          <draw:text-box>
            <text:list text:style-name="L3">
              <text:list-item>
                <text:p>SSL – Secure Socket Layer, protocol defining a mechanism for negotiating an encryption/decryption path that is protected against being decrypted by 3<text:span text:style-name="T1">rd</text:span> parties. <text:s/>One of the most popular libraries implementing this protocol is called OpenSSL. <text:s/>This definition has stopped being improved upon, and has been renamed to TLS as of SSL spec 3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SL/TL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LS – Transport Level Security next generation of SSL protocol. <text:s/>It starts with SSL 3.1. <text:s/>There were various factors behind the renaming, one of which was the purpose of becoming a IETF RFC stand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SL/TLS Critical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s RSA, Diffie-Hellman (DHE) or the modified Elliptic Curve Diffie-Hellman (ECDHE) for negotiating the session keys used to protect the content</text:p>
              </text:list-item>
              <text:list-item>
                <text:p>In order to be secure, it utilizes Trusted Certificate authorities, in order to verify that the servers being interacted with are who they say they a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SL/TLS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s a key exchange mechanism in order to generate a unique transient session key that</text:p>
              </text:list-item>
              <text:list-item>
                <text:p>Relies on well know certificate authorities</text:p>
              </text:list-item>
              <text:list-item>
                <text:p>Will encrypt and decrypt the conversation using the transient session key, not the server certificates. <text:s/>Those are only used when generating the transient session ke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SL/TLS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ow SSL Works <text:a xlink:href="https://publib.boulder.ibm.com/tividd/td/TRM/GC32-1323-00/en_US/HTML/admin231.htm" xlink:type="simple">https://publib.boulder.ibm.com/tividd/td/TRM/GC32-1323-00/en_US/HTML/admin231.htm</text:a></text:p>
              </text:list-item>
              <text:list-item>
                <text:p>MS How SSL/TLS works. <text:a xlink:href="https://technet.microsoft.com/en-us/library/cc785811%28v=ws.10%29.aspx" xlink:type="simple">https://technet.microsoft.com/en-us/library/cc785811%28v=ws.10%29.aspx</text:a></text:p>
              </text:list-item>
              <text:list-item>
                <text:p>SSL Forward Security <text:a xlink:href="https://community.qualys.com/blogs/securitylabs/2013/06/25/ssl-labs-deploying-forward-secrecy" xlink:type="simple">https://community.qualys.com/blogs/securitylabs/2013/06/25/ssl-labs-deploying-forward-secrecy</text:a></text:p>
              </text:list-item>
              <text:list-item>
                <text:p>SSL FAQ <text:a xlink:href="https://www.rapidssl.com/learn-ssl/ssl-faq/" xlink:type="simple">https://www.rapidssl.com/learn-ssl/ssl-faq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st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SL/TLS – Trusted Certificate Authorities. <text:s/>A keystore built into all modern web browsers that list the primary trusted CA's on the web. <text:s/>Often web browser updates are to modify this keystore as CA's become untrusted, because their master private keys get decrypted</text:p>
              </text:list-item>
              <text:list-item>
                <text:p>OAUTH – Trusted sites that are used to validate user authorizations, at a cost. <text:s/>The cost is the user privacy. <text:s/>The trusted sites will often keep track of what sites you are logging in to for their own purposes. <text:s/>Possibly to sell to unknown 3<text:span text:style-name="T1">rd</text:span> par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st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SIT – Web Service Interoperability Technology. <text:s/>A version of JAX-WS that is compatible with both Java and .NET 3.0. <text:s/>Designed to be able to securely define tokens to authenticate various portions of the communication and authentication domains for an application. </text:p>
              </text:list-item>
              <text:list-item>
                <text:p>WS-Trust – WSIT Sub that defines the protocol to pass around trusted toke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st Information 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SIT <text:a xlink:href="https://wsit.java.net/docs/trust-whitepaper.pdf" xlink:type="simple">https://wsit.java.net/docs/trust-whitepaper.pdf</text:a></text:p>
              </text:list-item>
              <text:list-item>
                <text:p>OAUTH <text:a xlink:href="https://www.digitalocean.com/community/tutorials/an-introduction-to-oauth-2" xlink:type="simple">https://www.digitalocean.com/community/tutorials/an-introduction-to-oauth-2</text:a></text:p>
              </text:list-item>
              <text:list-item>
                <text:p>OAUTH Tutorial <text:a xlink:href="http://blog.oauth.io/oauth-tutorial" xlink:type="simple">http://blog.oauth.io/oauth-tutorial</text:a></text:p>
              </text:list-item>
              <text:list-item>
                <text:p>Spring OAUTH <text:a xlink:href="http://projects.spring.io/spring-security-oauth/docs/tutorial.html" xlink:type="simple">http://projects.spring.io/spring-security-oauth/docs/tutorial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Suetholz</meta:initial-creator>
    <meta:creation-date>2015-03-29T12:29:33.337227358</meta:creation-date>
    <dc:date>2015-03-29T13:11:42.650914019</dc:date>
    <dc:creator>William Suetholz</dc:creator>
    <meta:editing-duration>PT35M23S</meta:editing-duration>
    <meta:editing-cycles>8</meta:editing-cycles>
    <meta:generator>LibreOffice/4.2.7.2$Linux_X86_64 LibreOffice_project/420m0$Build-2</meta:generator>
    <meta:document-statistic meta:object-count="57"/>
  </office:meta>
</office:document-meta>
</file>